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1.42mm"/>
    </style:style>
    <style:style style:name="co2" style:family="table-column">
      <style:table-column-properties fo:break-before="auto" style:column-width="60.15mm"/>
    </style:style>
    <style:style style:name="co3" style:family="table-column">
      <style:table-column-properties fo:break-before="auto" style:column-width="139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wrap-option="no-wrap"/>
      <style:text-properties fo:color="#008000" style:text-outline="false" style:text-line-through-style="none" style:text-line-through-type="none" style:font-name="Liberation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no-wrap"/>
      <style:text-properties style:font-name="Liberation Mono"/>
    </style:style>
    <style:style style:name="ce19" style:family="table-cell" style:parent-style-name="Default">
      <style:table-cell-properties fo:wrap-option="no-wrap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fo:color="#3465a4" fo:font-size="12pt" fo:font-style="normal" style:font-size-asian="12pt" style:font-style-asian="normal" style:font-size-complex="12pt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Stored Procedures Involucrados" table:style-name="ta1">
        <table:table-column table:style-name="co1" table:default-cell-style-name="ce18"/>
        <table:table-column table:style-name="co2" table:default-cell-style-name="ce19"/>
        <table:table-column table:style-name="co3" table:default-cell-style-name="ce19"/>
        <table:table-column table:style-name="co4" table:number-columns-repeated="1021" table:default-cell-style-name="ce19"/>
        <table:table-row table:style-name="ro1">
          <table:table-cell table:style-name="ce17" office:value-type="string" calcext:value-type="string">
            <text:p>Stored Procedure</text:p>
          </table:table-cell>
          <table:table-cell office:value-type="string" calcext:value-type="string">
            <text:p>Impacto</text:p>
          </table:table-cell>
          <table:table-cell office:value-type="string" calcext:value-type="string">
            <text:p>Procesos</text:p>
          </table:table-cell>
          <table:table-cell office:value-type="string" calcext:value-type="string">
            <text:p>Asignación</text:p>
          </table:table-cell>
          <table:table-cell office:value-type="string" calcext:value-type="string">
            <text:p>Estatus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AutorizadoresxConceptoCMB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Catálogo de Conceptos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En desarrollo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AutorizadoresxEmpleadoxConceptoCMB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Captura Rápida de Solicitud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En desarrollo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AutorizadoresxPerfilSolicitanteCMB</text:p>
          </table:table-cell>
          <table:table-cell table:style-name="ce20" office:value-type="string" calcext:value-type="string">
            <text:p>Doble SELECT y filtros</text:p>
          </table:table-cell>
          <table:table-cell office:value-type="string" calcext:value-type="string">
            <text:p>Empleados Solicitudes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En desarrollo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AutorizadoresxPerfilSolicitanteSel</text:p>
          </table:table-cell>
          <table:table-cell table:style-name="ce20" office:value-type="string" calcext:value-type="string">
            <text:p>Doble SELECT y filtros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AutorizadoresxSolicitantexEmpleadoxConceptoCMB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AutorizaSolicitudEmpleado</text:p>
          </table:table-cell>
          <table:table-cell table:style-name="ce20" office:value-type="string" calcext:value-type="string">
            <text:p>Doble SELECT y filtros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ConceptosCMB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Perfil de empleados, Responsable autoriza, Autoriza solicitud, Captura solicitud</text:p>
          </table:table-cell>
          <table:table-cell office:value-type="string" calcext:value-type="string">
            <text:p>Jesús</text:p>
          </table:table-cell>
          <table:table-cell office:value-type="string" calcext:value-type="string">
            <text:p>En desarrollo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CatConceptosPaisClienteCMB</text:p>
          </table:table-cell>
          <table:table-cell table:style-name="ce20" office:value-type="string" calcext:value-type="string">
            <text:p>SELECT</text:p>
          </table:table-cell>
          <table:table-cell office:value-type="string" calcext:value-type="string">
            <text:p>Perfil de empleados</text:p>
          </table:table-cell>
          <table:table-cell office:value-type="string" calcext:value-type="string">
            <text:p>Jesús</text:p>
          </table:table-cell>
          <table:table-cell office:value-type="string" calcext:value-type="string">
            <text:p>En desarrollo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CatConceptosxEmpleadoCMB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esús</text:p>
          </table:table-cell>
          <table:table-cell office:value-type="string" calcext:value-type="string">
            <text:p>En desarrollo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CatConceptosxEmpleadoCMB2</text:p>
          </table:table-cell>
          <table:table-cell table:style-name="ce20" office:value-type="string" calcext:value-type="string">
            <text:p>Select y filtros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ConceptosxEmpleadoSolicitanteCMB</text:p>
          </table:table-cell>
          <table:table-cell table:style-name="ce20" office:value-type="string" calcext:value-type="string">
            <text:p>Select y filtros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ConceptosxEmpleadoxSolicitanteCMB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Responsable autoriza, Autoriza solicitud, Captura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EmpleadoPuestoSel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Responsable autoriza, Autoriza solicitud, Captura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EmpleadosPerfilAccesoCMB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Responsable autoriza, Autoriza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EmpleadosPerfilEmpleadosCMB</text:p>
          </table:table-cell>
          <table:table-cell table:style-name="ce20" office:value-type="string" calcext:value-type="string">
            <text:p>SELECT</text:p>
          </table:table-cell>
          <table:table-cell office:value-type="string" calcext:value-type="string">
            <text:p>Empleados Solicitude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EmpleadosPerfilNivelAccesoSel</text:p>
          </table:table-cell>
          <table:table-cell/>
          <table:table-cell office:value-type="string" calcext:value-type="string">
            <text:p>Responsable autoriza, Autoriza solicitud, Captura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EmployeePerfilAccesoCMB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MisResponsabilidadesSel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Mis Responsabilidade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NotificacionesManualesSel</text:p>
          </table:table-cell>
          <table:table-cell table:style-name="ce20" office:value-type="string" calcext:value-type="string">
            <text:p>Multiples SELECT y filtros</text:p>
          </table:table-cell>
          <table:table-cell office:value-type="string" calcext:value-type="string">
            <text:p>Notificaciones por email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AccesoSel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AccesosCMB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AccesoSel</text:p>
          </table:table-cell>
          <table:table-cell table:style-name="Default"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AccesosSel</text:p>
          </table:table-cell>
          <table:table-cell table:style-name="ce20" office:value-type="string" calcext:value-type="string">
            <text:p>Select y filtros</text:p>
          </table:table-cell>
          <table:table-cell office:value-type="string" calcext:value-type="string">
            <text:p>Perfil Empleados Acceso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AccesosSi</text:p>
          </table:table-cell>
          <table:table-cell table:style-name="ce20" office:value-type="string" calcext:value-type="string">
            <text:p>SELECT</text:p>
          </table:table-cell>
          <table:table-cell office:value-type="string" calcext:value-type="string">
            <text:p>Perfil Empleados Acceso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AccesosSi2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AccesosSu</text:p>
          </table:table-cell>
          <table:table-cell table:style-name="Default"/>
          <table:table-cell office:value-type="string" calcext:value-type="string">
            <text:p>Perfil Empleados Acceso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CMB</text:p>
          </table:table-cell>
          <table:table-cell table:style-name="ce20" office:value-type="string" calcext:value-type="string">
            <text:p>Select y filtros</text:p>
          </table:table-cell>
          <table:table-cell office:value-type="string" calcext:value-type="string">
            <text:p><text:span text:style-name="T1">Perfil Empleados Accesos</text:span>, Captura de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el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Sel</text:p>
          </table:table-cell>
          <table:table-cell table:style-name="ce20" office:value-type="string" calcext:value-type="string">
            <text:p>Select y filtros</text:p>
          </table:table-cell>
          <table:table-cell office:value-type="string" calcext:value-type="string">
            <text:p>Perfil Empleados, Captura de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Si</text:p>
          </table:table-cell>
          <table:table-cell table:style-name="ce20" office:value-type="string" calcext:value-type="string">
            <text:p>SELECT</text:p>
          </table:table-cell>
          <table:table-cell office:value-type="string" calcext:value-type="string">
            <text:p>Perfil Empleado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Su</text:p>
          </table:table-cell>
          <table:table-cell table:style-name="ce20" office:value-type="string" calcext:value-type="string">
            <text:p>SELECT</text:p>
          </table:table-cell>
          <table:table-cell office:value-type="string" calcext:value-type="string">
            <text:p>Perfil Empleado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TipoAccesoSel</text:p>
          </table:table-cell>
          <table:table-cell table:style-name="ce20" office:value-type="string" calcext:value-type="string">
            <text:p>Select y filtros</text:p>
          </table:table-cell>
          <table:table-cell office:value-type="string" calcext:value-type="string">
            <text:p>Perfil Empleado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RelUserRoleSel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Menús de Acceso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ResponsabilidadesSel</text:p>
          </table:table-cell>
          <table:table-cell table:style-name="ce20" office:value-type="string" calcext:value-type="string">
            <text:p>Select y filtros</text:p>
          </table:table-cell>
          <table:table-cell office:value-type="string" calcext:value-type="string">
            <text:p>Responsable autoriz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SolicitudEmpleadosDetalleMasivoSi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Captura Rápida de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DescargaArchivoSolicitud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Descarga de Archivo People Soft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EmpleadosxPerfilSel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EmpleadosxSolicitanteSel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NivelesAutorizacionxEmpleadoxConcepto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Captura de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ProcesaSolicitudEmpleados</text:p>
          </table:table-cell>
          <table:table-cell table:style-name="ce20" office:value-type="string" calcext:value-type="string">
            <text:p>SELECT</text:p>
          </table:table-cell>
          <table:table-cell office:value-type="string" calcext:value-type="string">
            <text:p>Captura de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SolicitudEmpleadosxPerfilCMB</text:p>
          </table:table-cell>
          <table:table-cell/>
          <table:table-cell table:style-name="ce21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SolicitudEmpleadosxPerfilSel</text:p>
          </table:table-cell>
          <table:table-cell table:style-name="ce20" office:value-type="string" calcext:value-type="string">
            <text:p>Select y filtros</text:p>
          </table:table-cell>
          <table:table-cell office:value-type="string" calcext:value-type="string">
            <text:p>Captura de Solicitud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Acción" table:style-name="ta1">
        <table:table-column table:style-name="co4" table:number-columns-repeated="1024" table:default-cell-style-name="ce23"/>
        <table:table-row table:style-name="ro2">
          <table:table-cell table:style-name="ce22" office:value-type="string" calcext:value-type="string">
            <text:p>Adecuaciones de SP’s</text:p>
          </table:table-cell>
          <table:table-cell table:number-columns-repeated="1023"/>
        </table:table-row>
        <table:table-row table:style-name="ro1">
          <table:table-cell/>
          <table:table-cell table:style-name="ce24" office:value-type="string" calcext:value-type="string">
            <text:p>Se modifican los SP’s que se modifican para incluir nueva tabla de relación entre Perfil y Conceptos.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Se incluyen 42 SP’s que se modificarán y probaran en una BD de pruebas ASN4 contra una versión congelada ASN2.1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Tiempo estimado de desarrollo: <text:span text:style-name="T2">1 semana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2" office:value-type="string" calcext:value-type="string">
            <text:p>Pruebas de aplicació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as pruebas se dividen en dos partes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4" office:value-type="string" calcext:value-type="string">
            <text:p>Pruebas de la aplicación con los datos actuales (relación de perfil con un solo concepto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24" office:value-type="string" calcext:value-type="string">
            <text:p>Tiempo estimado de desarrollo: <text:span text:style-name="T2">1 semana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string" calcext:value-type="string">
            <text:p>Pruebas de la aplicación con los nuevos escenarios (relación de perfil con múltiples conceptos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24" office:value-type="string" calcext:value-type="string">
            <text:p>Tiempo estimado de desarrollo:<text:span text:style-name="T2"> 1.5 semanas</text:span></text:p>
          </table:table-cell>
          <table:table-cell table:number-columns-repeated="1020"/>
        </table:table-row>
        <table:table-row table:style-name="ro3">
          <table:table-cell/>
          <table:table-cell table:style-name="ce24" office:value-type="string" calcext:value-type="string">
            <text:p>En esta sección se trasladarán los cambios de la BD ASN4 al ambiente de desarrollo y de pruebas.</text:p>
            <text:p>Allí se realizaran las pruebas y ajustes correspondiente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empo total estimado: <text:span text:style-name="T2">3.5 semanas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<text:span text:style-name="T2">Notas:</text:span> Los ambientes actuales de desarrollo y de pruebas tanto en la aplicación, como en la BD, se mantienen independientes</text:p>
            <text:p>para que las pruebas actuales no se vean detenidas en esta etapa.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11:42:53.27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09:39:47.549000000</meta:creation-date>
    <dc:date>2019-09-24T09:12:33.458000000</dc:date>
    <meta:editing-duration>PT22H19M13S</meta:editing-duration>
    <meta:editing-cycles>10</meta:editing-cycles>
    <meta:generator>Neat_Office/6.1.3.2$Windows_x86 LibreOffice_project/</meta:generator>
    <meta:document-statistic meta:table-count="2" meta:cell-count="145" meta:object-count="0"/>
  </office:meta>
</office:document-meta>
</file>